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標楷體1" svg:font-family="標楷體" style:font-family-generic="script" style:font-pitch="fixed"/>
    <style:font-face style:name="Calibri" svg:font-family="Calibri" style:font-family-generic="roman" style:font-pitch="variable"/>
    <style:font-face style:name="Calibri Light" svg:font-family="'Calibri Light'"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思源黑體" svg:font-family="思源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automatic-styles>
    <style:style style:name="表格1" style:family="table">
      <style:table-properties style:width="17.999cm" style:rel-width="100%" fo:margin-left="0.009cm" fo:margin-top="0cm" fo:margin-bottom="0cm" table:align="left" style:writing-mode="lr-tb"/>
    </style:style>
    <style:style style:name="表格1.A" style:family="table-column">
      <style:table-column-properties style:column-width="5.999cm" style:rel-column-width="21845*"/>
    </style:style>
    <style:style style:name="表格1.B" style:family="table-column">
      <style:table-column-properties style:column-width="6.003cm" style:rel-column-width="21853*"/>
    </style:style>
    <style:style style:name="表格1.C" style:family="table-column">
      <style:table-column-properties style:column-width="5.997cm" style:rel-column-width="21837*"/>
    </style:style>
    <style:style style:name="表格1.1" style:family="table-row">
      <style:table-row-properties fo:keep-together="auto"/>
    </style:style>
    <style:style style:name="表格1.A1" style:family="table-cell">
      <style:table-cell-properties fo:background-color="transparent" fo:padding-left="0.191cm" fo:padding-right="0.191cm" fo:padding-top="0cm" fo:padding-bottom="0cm" fo:border="0.5pt solid #000000" style:writing-mode="lr-tb">
        <style:background-image/>
      </style:table-cell-properties>
    </style:style>
    <style:style style:name="表格1.C2"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P1" style:family="paragraph" style:parent-style-name="Standard">
      <style:paragraph-properties fo:margin-top="0cm" fo:margin-bottom="0cm" style:contextual-spacing="false" fo:text-align="center" style:justify-single-word="false" fo:orphans="0" fo:widows="0"/>
      <style:text-properties style:font-name="標楷體" fo:font-size="12pt" fo:language="en" fo:country="US" style:letter-kerning="true" style:font-name-asian="標楷體2" style:font-size-asian="12pt" style:language-asian="zh" style:country-asian="TW" style:font-size-complex="11pt" style:language-complex="ar" style:country-complex="SA"/>
    </style:style>
    <style:style style:name="P2" style:family="paragraph" style:parent-style-name="Standard">
      <style:paragraph-properties style:line-height-at-least="0cm"/>
      <style:text-properties style:font-name="標楷體" fo:font-size="20pt" style:font-name-asian="標楷體2"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margin-top="0cm" fo:margin-bottom="0cm" style:contextual-spacing="false" fo:text-align="start" style:justify-single-word="false" fo:orphans="0" fo:widows="0"/>
      <style:text-properties style:font-name="標楷體1" fo:font-size="12pt" fo:language="en" fo:country="US" style:letter-kerning="true" style:font-name-asian="標楷體1" style:font-size-asian="12pt" style:language-asian="zh" style:country-asian="TW" style:font-size-complex="11pt" style:language-complex="ar" style:country-complex="SA"/>
    </style:style>
    <style:style style:name="P5" style:family="paragraph" style:parent-style-name="Standard">
      <style:paragraph-properties fo:margin-top="0cm" fo:margin-bottom="0cm" style:contextual-spacing="false" fo:text-align="justify" style:justify-single-word="false" fo:orphans="0" fo:widows="0"/>
      <style:text-properties style:font-name="標楷體1" fo:font-size="12pt" fo:language="en" fo:country="US" style:letter-kerning="true" style:font-name-asian="標楷體1" style:font-size-asian="12pt" style:language-asian="zh" style:country-asian="TW" style:font-size-complex="11pt" style:language-complex="ar" style:country-complex="SA"/>
    </style:style>
    <style:style style:name="P6" style:family="paragraph" style:parent-style-name="List_20_Paragraph">
      <style:paragraph-properties fo:margin-top="0cm" fo:margin-bottom="0cm" style:contextual-spacing="false" fo:text-align="justify" style:justify-single-word="false" fo:orphans="0" fo:widows="0"/>
      <style:text-properties style:font-name="標楷體1" fo:font-size="12pt" fo:language="en" fo:country="US" style:letter-kerning="true" style:font-name-asian="標楷體1" style:font-size-asian="12pt" style:language-asian="zh" style:country-asian="TW" style:font-size-complex="11pt" style:language-complex="ar" style:country-complex="SA"/>
    </style:style>
    <style:style style:name="P7" style:family="paragraph" style:parent-style-name="List_20_Paragraph">
      <style:paragraph-properties fo:margin-left="0.741cm" fo:margin-right="0cm" fo:margin-top="0cm" fo:margin-bottom="0cm" style:contextual-spacing="false" fo:text-align="justify" style:justify-single-word="false" fo:orphans="0" fo:widows="0" fo:text-indent="-0.741cm" style:auto-text-indent="false">
        <style:tab-stops/>
      </style:paragraph-properties>
      <style:text-properties style:font-name="標楷體1" fo:font-size="12pt" fo:language="en" fo:country="US" style:letter-kerning="true" style:font-name-asian="標楷體1" style:font-size-asian="12pt" style:language-asian="zh" style:country-asian="TW" style:font-size-complex="11pt" style:language-complex="ar" style:country-complex="SA"/>
    </style:style>
    <style:style style:name="P8" style:family="paragraph" style:parent-style-name="Standard">
      <style:paragraph-properties fo:margin-top="0cm" fo:margin-bottom="0cm" style:contextual-spacing="false" fo:text-align="center" style:justify-single-word="false" fo:orphans="0" fo:widows="0"/>
      <style:text-properties style:font-name="標楷體1" fo:font-size="12pt" fo:language="en" fo:country="US" style:letter-kerning="true" style:font-name-asian="標楷體1" style:font-size-asian="12pt" style:language-asian="zh" style:country-asian="TW" style:font-size-complex="11pt" style:language-complex="ar" style:country-complex="SA"/>
    </style:style>
    <style:style style:name="P9" style:family="paragraph" style:parent-style-name="List_20_Paragraph" style:list-style-name="WWNum1">
      <style:paragraph-properties fo:margin-left="0.741cm" fo:margin-right="0cm" fo:margin-top="0cm" fo:margin-bottom="0cm" style:contextual-spacing="false" fo:text-align="justify" style:justify-single-word="false" fo:orphans="0" fo:widows="0" fo:text-indent="-0.741cm" style:auto-text-indent="false">
        <style:tab-stops/>
      </style:paragraph-properties>
      <style:text-properties style:font-name="標楷體1" style:font-name-asian="標楷體1"/>
    </style:style>
    <style:style style:name="P10" style:family="paragraph" style:parent-style-name="List_20_Paragraph" style:list-style-name="WWNum19">
      <style:paragraph-properties fo:margin-left="0cm" fo:margin-right="0cm" fo:margin-top="0cm" fo:margin-bottom="0cm" style:contextual-spacing="false" fo:text-align="justify" style:justify-single-word="false" fo:orphans="0" fo:widows="0" fo:text-indent="0cm" style:auto-text-indent="false"/>
      <style:text-properties style:font-name="標楷體1" fo:font-size="12pt" fo:language="en" fo:country="US" style:letter-kerning="true" style:font-name-asian="標楷體1" style:font-size-asian="12pt" style:language-asian="zh" style:country-asian="TW" style:font-size-complex="11pt" style:language-complex="ar" style:country-complex="S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font-weight-complex="bold"/>
    </style:style>
    <style:style style:name="T3" style:family="text">
      <style:text-properties style:font-weight-complex="bold"/>
    </style:style>
    <style:style style:name="T4" style:family="text">
      <style:text-properties fo:color="#ff0000" loext:opacity="100%" style:text-underline-style="solid" style:text-underline-width="auto" style:text-underline-color="font-color"/>
    </style:style>
    <style:style style:name="T5" style:family="text">
      <style:text-properties style:text-underline-style="none"/>
    </style:style>
    <style:style style:name="T6" style:family="text">
      <style:text-properties fo:font-size="12pt" fo:language="en" fo:country="US" style:letter-kerning="true" style:font-size-asian="12pt" style:language-asian="zh" style:country-asian="TW" style:font-size-complex="11pt" style:language-complex="ar" style:country-complex="SA"/>
    </style:style>
    <style:style style:name="T7" style:family="text">
      <style:text-properties fo:font-size="12pt" fo:language="en" fo:country="US" style:letter-kerning="true" style:font-size-asian="12pt" style:language-asian="zh" style:country-asian="TW" style:font-size-complex="11pt" style:language-complex="ar" style:country-complex="SA" style:font-weight-complex="bold"/>
    </style:style>
    <style:style style:name="T8" style:family="text">
      <style:text-properties fo:font-size="12pt" fo:language="en" fo:country="US" style:text-underline-style="solid" style:text-underline-width="auto" style:text-underline-color="font-color" style:letter-kerning="true" style:font-size-asian="12pt" style:language-asian="zh" style:country-asian="TW" style:font-size-complex="11pt" style:language-complex="ar" style:country-complex="SA"/>
    </style:style>
    <style:style style:name="T9" style:family="text">
      <style:text-properties fo:font-size="12pt" fo:language="en" fo:country="US" style:text-underline-style="solid" style:text-underline-width="auto" style:text-underline-color="font-color" style:letter-kerning="true" style:font-size-asian="12pt" style:language-asian="zh" style:country-asian="TW" style:font-size-complex="11pt" style:language-complex="ar" style:country-complex="SA"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教育部辦理促進民間參與公共建設案件獎勵金支用原則修正對照表</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修正名稱</text:p>
          </table:table-cell>
          <table:table-cell table:style-name="表格1.A1" office:value-type="string">
            <text:p text:style-name="P1">現行名稱</text:p>
          </table:table-cell>
          <table:table-cell table:style-name="表格1.A1" office:value-type="string">
            <text:p text:style-name="P1">說明</text:p>
          </table:table-cell>
        </table:table-row>
        <table:table-row table:style-name="表格1.1">
          <table:table-cell table:style-name="表格1.A1" office:value-type="string">
            <text:p text:style-name="P4">教育部辦理民間參與公共建設案件獎勵金支用原則</text:p>
          </table:table-cell>
          <table:table-cell table:style-name="表格1.A1" office:value-type="string">
            <text:p text:style-name="P5">教育部辦理<text:span text:style-name="T1">促進</text:span>民間參與公共建設案件獎勵金支用原則</text:p>
          </table:table-cell>
          <table:table-cell table:style-name="表格1.C2" office:value-type="string">
            <text:p text:style-name="P5">鑒於財政部機關辦理民間參與公共建設案件資訊蒐集及獎勵金核發作業要點 (以下簡稱獎勵金核發作業要點)適用之案件不限定依促進民間參與公共建設法辦理之促參案件，亦包括依其他法令辦理之民參案件，爰刪除本支用原則名稱「促進」二字。</text:p>
          </table:table-cell>
        </table:table-row>
        <table:table-row table:style-name="表格1.1">
          <table:table-cell table:style-name="表格1.A1" office:value-type="string">
            <text:p text:style-name="P8">修正規定</text:p>
          </table:table-cell>
          <table:table-cell table:style-name="表格1.A1" office:value-type="string">
            <text:p text:style-name="P8">現行規定</text:p>
          </table:table-cell>
          <table:table-cell table:style-name="表格1.A1" office:value-type="string">
            <text:p text:style-name="P8">說明</text:p>
          </table:table-cell>
        </table:table-row>
        <table:table-row table:style-name="表格1.1">
          <table:table-cell table:style-name="表格1.A1" office:value-type="string">
            <text:list xml:id="list1880501590" text:style-name="WWNum1">
              <text:list-item>
                <text:p text:style-name="P9"><text:span text:style-name="T6">教育部（以下簡稱本部） 為支用財政部依「機關辦理民間參與公共建設案件(以下簡稱民參案件)資訊蒐集及獎勵金核發作業要點（以下簡稱獎勵金核發作業要點）」核發之獎勵金事宜，特依獎勵金核發作業要點</text:span><text:span text:style-name="T7">第</text:span><text:span text:style-name="T9">二十</text:span><text:span text:style-name="T7">點</text:span><text:span text:style-name="T6">規定訂定本</text:span><text:span text:style-name="T8">支用</text:span><text:span text:style-name="T6">原則。</text:span></text:p>
              </text:list-item>
            </text:list>
          </table:table-cell>
          <table:table-cell table:style-name="表格1.A1" office:value-type="string">
            <text:p text:style-name="P7">一、教育部（以下簡稱本部）為支用財政部依「機關辦理民間參與公共建設案件(以下簡稱民參案件)資訊蒐集及獎勵金核發作業要點（以下簡稱獎勵金核發作業要點）」核發之獎勵金事宜，特依獎勵金核發作業要點<text:span text:style-name="T3">第十五點</text:span><text:span text:style-name="T2">第三項</text:span>規定訂定本原則。</text:p>
          </table:table-cell>
          <table:table-cell table:style-name="表格1.A1" office:value-type="string">
            <text:p text:style-name="P5">配合財政部一百十三年三月十二日修正獎勵金核發作業要點將原第十五點第三項移列至第二十點，爰現行規定所定「第十五點第三項」修正為「第二十點」，並酌修文字。</text:p>
          </table:table-cell>
        </table:table-row>
        <table:table-row table:style-name="表格1.1">
          <table:table-cell table:style-name="表格1.A1" office:value-type="string">
            <text:p text:style-name="P7">二、本部核發各機關（構）學校之獎勵金應專款專用，並由專責單位列帳控管，其運用應依獎勵金核發作業要點<text:span text:style-name="T3">第二點第</text:span><text:span text:style-name="T2">九款</text:span><text:span text:style-name="T3">及第</text:span><text:span text:style-name="T2">十七</text:span><text:span text:style-name="T3">點至第</text:span><text:span text:style-name="T2">十九點</text:span>規定辦理。</text:p>
          </table:table-cell>
          <table:table-cell table:style-name="表格1.A1" office:value-type="string">
            <text:p text:style-name="P7">二、本部核發各機關（構）學校之獎勵金應專款專用，並由<text:span text:style-name="T2">該單位</text:span>專責單位列帳控管，其運用應依獎勵金核發作業要點<text:span text:style-name="T3">第二點第八項及第十五點</text:span><text:span text:style-name="T2">第一項</text:span><text:span text:style-name="T3">至第</text:span><text:span text:style-name="T2">二</text:span><text:span text:style-name="T1">項</text:span>規定辦理。</text:p>
          </table:table-cell>
          <table:table-cell table:style-name="表格1.A1" office:value-type="string">
            <text:p text:style-name="P5">獎勵金之管理及運用方式，配合獎勵金核發作業要點第二點第八款移列至第二點第九款、第十五點第一項移列至第十七點、第十五點第二項移列至第十九點及增列第十八點等規定，爰現行規定所定「第二點第八項及第十五點第一項至第二項」修正為「第二點第九款及第十七點至第十九點」，並酌修文字。</text:p>
          </table:table-cell>
        </table:table-row>
        <table:table-row table:style-name="表格1.1">
          <table:table-cell table:style-name="表格1.A1" office:value-type="string">
            <text:p text:style-name="P7">三、<text:bookmark-start text:name="_Hlk168559814"/>本部核發各機關（構）學校獎勵金之數額，以財政部當年度實際核發之<text:span text:style-name="T3">獎勵金</text:span><text:span text:style-name="T2">為依據，並依</text:span><text:span text:style-name="T1">獎勵金核發作業要點</text:span><text:span text:style-name="T2">第十九點第一</text:span><text:soft-page-break/><text:span text:style-name="T2">項</text:span><text:span text:style-name="T1">規定發給</text:span>；<text:span text:style-name="T4">同一民參案件由二個以上執行機關(構)學校辦理時，其獎勵金由各該機關(構)學校協議分配之；協調不成時，由本部參酌各機關(構)學校出力情形後分配核發。</text:span> <text:bookmark-end text:name="_Hlk168559814"/></text:p>
          </table:table-cell>
          <table:table-cell table:style-name="表格1.A1" office:value-type="string">
            <text:p text:style-name="P7">三、本部核發各機關（構）學校獎勵金之數額，以財政部當年度實際核發之<text:span text:style-name="T2">個案獎勵金核列數及依考核成績等第頒發之獎勵金</text:span><text:span text:style-name="T3">為原</text:span><text:soft-page-break/><text:span text:style-name="T3">則</text:span>；案件<text:span text:style-name="T3">主辦機關</text:span>有2個以上，獎勵金則平分之。</text:p>
          </table:table-cell>
          <table:table-cell table:style-name="表格1.A1" office:value-type="string">
            <text:list xml:id="list4109709728" text:style-name="WWNum19">
              <text:list-header>
                <text:p text:style-name="P10">一、配合獎勵金核發作業要點第二點新增第十款獎勵金種類，爰刪除本點個案獎勵金及考核獎勵金相關文字，並援引獎勵金核發作業要點第十九點<text:soft-page-break/>第一項發給額度規定及酌修文字。</text:p>
                <text:p text:style-name="P10">二、依獎勵金核發作業要點第二點第一款及第二款規定略以，主辦機關係中央目的事業主管機關及地方政府，執行機關係依法取得授權或受委託執行民參案件之機關(構)，爰將本點主辦機關修正為執行機關，並酌修文字。</text:p>
                <text:p text:style-name="P10">三、考量同一民參案件由二個以上機關執行時，各該機關付出情形可能不一，爰參考獎勵金核發作業要點第十六點規定，將本點「獎勵金則平分之」修正為「獎勵金由各該機關(構)學校協議分配之；協調不成時由本部參酌各機關(構)學校出力情形後分配核發」。</text:p>
              </text:list-header>
            </text:list>
          </table:table-cell>
        </table:table-row>
        <table:table-row table:style-name="表格1.1">
          <table:table-cell table:style-name="表格1.A1" office:value-type="string">
            <text:p text:style-name="P7">四、<text:bookmark-start text:name="_Hlk168559875"/>各機關（構）學校獎勵金之使用，應依本部實際核發之獎勵金數額擬具支用計畫（包含計畫目的、計畫內容、辦理期程、專款列帳控管說明、運用於辦理<text:span text:style-name="T1">民</text:span>參案件事項說明、運用於<text:span text:style-name="T3">團體或個人獎金</text:span>支用說明等），並函報本部各業務司（署）審核通過後，自行列管辦理。</text:p>
          </table:table-cell>
          <table:table-cell table:style-name="表格1.A1" office:value-type="string">
            <text:p text:style-name="P7">四、各機關（構）學校獎勵金之使用，應依<text:span text:style-name="T3">本部實際核發之獎勵金數額擬具支用計畫</text:span>（包含計畫目的、計畫內容、辦理期程、專款列帳控管說明、運用於辦理促參案件事項說明、運用於<text:span text:style-name="T3">團體或個人獎金</text:span>支用說明等），並函報本部各業務司（署）審核通過後，自行列管辦理。</text:p>
          </table:table-cell>
          <table:table-cell table:style-name="表格1.A1" office:value-type="string">
            <text:p text:style-name="P5">配合獎勵金核發作業要點第二點第九款規定，修正現行規定「促參案件」為「民參案件」。</text:p>
          </table:table-cell>
        </table:table-row>
        <table:table-row table:style-name="表格1.1">
          <table:table-cell table:style-name="表格1.A1" office:value-type="string">
            <text:p text:style-name="P7"><text:bookmark-end text:name="_Hlk168559875"/>五、<text:bookmark-start text:name="_Hlk168559995"/>獎勵金運用於獎金支出者，依據獎勵金核發作業要點第<text:span text:style-name="T1">十九</text:span>點規定辦理。各機關(構)學校並應組成五人以上審議小組審議，審議小組委員任一性別比例不得低於三分之一；其中一人為召集人，綜理審議事宜，由機關首長或其授權人員指定主管以上人員擔任，其餘委員由機關<text:soft-page-break/>首長或其授權人員指定人員擔任，人員均為無給職。</text:p>
            <text:p text:style-name="P7"><text:s text:c="3"/>本審議小組會議，應有委員總額三分之二以上出席，其決議應經出席委員過半數之同意行之。</text:p>
            <text:p text:style-name="P7"><text:span text:style-name="T5"><text:s text:c="3"/></text:span><text:span text:style-name="T1">獎勵</text:span>應本公平公開原則，<text:span text:style-name="T1">並</text:span>按著有績效人員實際參與及貢獻程度等覈實給予。 </text:p>
          </table:table-cell>
          <table:table-cell table:style-name="表格1.A1" office:value-type="string">
            <text:p text:style-name="P7">五、獎勵金運用於<text:span text:style-name="T3">獎金</text:span>支出者，依獎勵金核發作業要點第十五點<text:span text:style-name="T1">第二項</text:span>規定辦理。各機關（構）學校並應組成五人以上審議小組審議，審議小組委員任一性別比例不得低於三分之一；其中一人為召集人，綜理審議事宜，由機關首長或其授權人員指定主管以上人員擔任，其餘委員<text:soft-page-break/>由機關首長或其授權人員指定人員擔任，人員均為無給職。</text:p>
            <text:p text:style-name="P7"><text:s text:c="3"/>本審議小組會議，應有委員總額三分之二以上出席，其決議應經出席委員過半數之同意行之。</text:p>
            <text:p text:style-name="P7"><text:span text:style-name="T5"><text:s text:c="3"/></text:span><text:span text:style-name="T1">獎金發給之額度、對象及名額</text:span>應本公平公開原則，按著有績效人員實際參與及貢獻程度等覈實<text:span text:style-name="T1">審議後</text:span>給予<text:span text:style-name="T1">；額度及發給原則並應依行政院及所屬機關(構)執行重大專案獎勵要點第四點規定辦理</text:span>。</text:p>
          </table:table-cell>
          <table:table-cell table:style-name="表格1.A1" office:value-type="string">
            <text:p text:style-name="P7">一、配合獎勵金核發作業要點點次變更(原第十五點第二項移列至第十九點)，爰第一項修正援引之點次，並酌修文字；第二項未修正。</text:p>
            <text:p text:style-name="P7">二、配合獎勵金核發作業要點第十九點已將行政院及所屬機關(構)執行重大專案獎勵要點第四點納入，爰刪除本點第三項後段文<text:soft-page-break/>字，另「獎金發給之額度、對象及名額」、「審議後」等文字依照獎勵金核發作業要點刪除及酌修文字。<text:bookmark text:name="_GoBack"/></text:p>
            <text:p text:style-name="P6"/>
          </table:table-cell>
        </table:table-row>
        <table:table-row table:style-name="表格1.1">
          <table:table-cell table:style-name="表格1.A1" office:value-type="string">
            <text:p text:style-name="P7"><text:bookmark-end text:name="_Hlk168559995"/>六、<text:bookmark-start text:name="_Hlk168560036"/>民參案件自簽約日起算三年內終止或解除投資契約者，依獎勵金核發作業要點第十<text:span text:style-name="T1">五</text:span>點規定辦理；所獲之獎勵金除已核發之個人獎金外，應全數繳回國庫。<text:bookmark-end text:name="_Hlk168560036"/></text:p>
          </table:table-cell>
          <table:table-cell table:style-name="表格1.A1" office:value-type="string">
            <text:p text:style-name="P7">六、民參案件自簽約日起算三 年內終止或解除投資契約者，依獎勵金核發作業要點第十三點規定辦理；所獲之獎勵金除已核發之個人獎金外，應全數繳回國庫。</text:p>
          </table:table-cell>
          <table:table-cell table:style-name="表格1.A1" office:value-type="string">
            <text:p text:style-name="P5">配合獎勵金核發作業要點第十三點移列至第十五點，爰現行規定所定「第十三點」修正為 「第十五點」。</text:p>
          </table:table-cell>
        </table:table-row>
        <table:table-row table:style-name="表格1.1">
          <table:table-cell table:style-name="表格1.A1" office:value-type="string">
            <text:p text:style-name="P7">七、<text:bookmark-start text:name="_Hlk168560045"/>本支用原則自發布日實 <text:s text:c="2"/>施，必要時滾動修正之<text:bookmark-end text:name="_Hlk168560045"/>。</text:p>
          </table:table-cell>
          <table:table-cell table:style-name="表格1.A1" office:value-type="string">
            <text:p text:style-name="P7">七、本支用原則自發布日實施，必要時滾動修正之。</text:p>
          </table:table-cell>
          <table:table-cell table:style-name="表格1.A1" office:value-type="string">
            <text:p text:style-name="P5">本點未修正。</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標楷體1" svg:font-family="標楷體" style:font-family-generic="script" style:font-pitch="fixed"/>
    <style:font-face style:name="Calibri" svg:font-family="Calibri" style:font-family-generic="roman" style:font-pitch="variable"/>
    <style:font-face style:name="Calibri Light" svg:font-family="'Calibri Light'"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思源黑體" svg:font-family="思源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思源黑體" style:font-family-asian="思源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line-height="300%" fo:keep-with-next="always"/>
      <style:text-properties style:font-name="Calibri Light" fo:font-family="'Calibri Light'" style:font-family-generic="roman" style:font-pitch="variable" fo:font-size="24pt" fo:font-weight="bold" style:font-name-asian="新細明體" style:font-family-asian="新細明體"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Standard" style:next-style-name="Standard" style:default-outline-level="3" style:list-style-name="" style:class="text">
      <style:paragraph-properties fo:line-height="300%" fo:keep-with-next="always"/>
      <style:text-properties style:font-name="Calibri Light" fo:font-family="'Calibri Light'" style:font-family-generic="roman" style:font-pitch="variable" fo:font-size="18pt" fo:font-weight="bold" style:font-name-asian="新細明體" style:font-family-asian="新細明體"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Endnote" style:family="paragraph" style:parent-style-name="Standard" style:default-outline-level="" style:class="extra">
      <style:paragraph-properties style:snap-to-layout-grid="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標題_20_2_20_字元" style:display-name="標題 2 字元" style:family="text" style:parent-style-name="Default_20_Paragraph_20_Font">
      <style:text-properties style:font-name="Calibri Light" fo:font-family="'Calibri Light'" style:font-family-generic="roman" style:font-pitch="variable" fo:font-size="24pt" fo:font-weight="bold" style:font-name-asian="新細明體" style:font-family-asian="新細明體"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章節附註文字_20_字元" style:display-name="章節附註文字 字元" style:family="text" style:parent-style-name="Default_20_Paragraph_20_Font"/>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標題_20_3_20_字元" style:display-name="標題 3 字元" style:family="text" style:parent-style-name="Default_20_Paragraph_20_Font">
      <style:text-properties style:font-name="Calibri Light" fo:font-family="'Calibri Light'" style:font-family-generic="roman" style:font-pitch="variable" fo:font-size="18pt" fo:font-weight="bold" style:font-name-asian="新細明體" style:font-family-asian="新細明體"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font-style="normal" style:text-underline-style="none" fo:font-weight="normal" style:font-style-asian="normal" style:font-weight-asian="normal" style:font-weight-complex="bold"/>
    </style:style>
    <style:style style:name="ListLabel_20_2" style:display-name="ListLabel 2" style:family="text">
      <style:text-properties style:text-underline-style="solid" style:text-underline-width="auto" style:text-underline-color="font-color" fo:font-weight="bold" style:font-weight-asian="bold"/>
    </style:style>
    <style:style style:name="ListLabel_20_3" style:display-name="ListLabel 3" style:family="text">
      <style:text-properties style:text-underline-style="solid" style:text-underline-width="auto" style:text-underline-color="font-color" fo:font-weight="bold" style:font-weight-asian="bold" style:font-weight-complex="bold"/>
    </style:style>
    <style:style style:name="ListLabel_20_4" style:display-name="ListLabel 4" style:family="text">
      <style:text-properties style:text-underline-style="solid" style:text-underline-width="auto" style:text-underline-color="font-color" fo:font-weight="bold" style:font-weight-asian="bold" style:font-weight-complex="bold"/>
    </style:style>
    <style:style style:name="ListLabel_20_5" style:display-name="ListLabel 5" style:family="text">
      <style:text-properties style:text-underline-style="none" fo:font-weight="normal" style:font-weight-asian="normal" style:font-weight-complex="normal"/>
    </style:style>
    <style:style style:name="ListLabel_20_6" style:display-name="ListLabel 6" style:family="text">
      <style:text-properties style:text-underline-style="solid" style:text-underline-width="auto" style:text-underline-color="font-color" fo:font-weight="bold" style:font-weight-asian="bold" style:font-weight-complex="bold"/>
    </style:style>
    <style:style style:name="ListLabel_20_7" style:display-name="ListLabel 7" style:family="text">
      <style:text-properties style:text-underline-style="solid" style:text-underline-width="auto" style:text-underline-color="font-color" fo:font-weight="bold" style:font-weight-asian="bold" style:font-weight-complex="bold"/>
    </style:style>
    <style:style style:name="ListLabel_20_8" style:display-name="ListLabel 8" style:family="text">
      <style:text-properties style:text-underline-style="solid" style:text-underline-width="auto" style:text-underline-color="font-color" fo:font-weight="bold" style:font-weight-asian="bold" style:font-weight-complex="bold"/>
    </style:style>
    <style:style style:name="ListLabel_20_9" style:display-name="ListLabel 9" style:family="text">
      <style:text-properties style:text-underline-style="solid" style:text-underline-width="auto" style:text-underline-color="font-color" fo:font-weight="bold" style:font-weight-asian="bold" style:font-weight-complex="bold"/>
    </style:style>
    <style:style style:name="ListLabel_20_10" style:display-name="ListLabel 10" style:family="text">
      <style:text-properties style:text-underline-style="solid" style:text-underline-width="auto" style:text-underline-color="font-color" fo:font-weight="bold" style:font-weight-asian="bold" style:font-weight-complex="bold"/>
    </style:style>
    <style:style style:name="ListLabel_20_11" style:display-name="ListLabel 11" style:family="text">
      <style:text-properties style:text-underline-style="solid" style:text-underline-width="auto" style:text-underline-color="font-color" fo:font-weight="bold" style:font-weight-asian="bold" style:font-weight-complex="bold"/>
    </style:style>
    <style:style style:name="ListLabel_20_12" style:display-name="ListLabel 12" style:family="text">
      <style:text-properties style:text-underline-style="none" fo:font-weight="normal" style:font-weight-asian="normal" style:font-weight-complex="bold"/>
    </style:style>
    <style:style style:name="ListLabel_20_13" style:display-name="ListLabel 13" style:family="text">
      <style:text-properties style:text-underline-style="none" fo:font-weight="normal" style:font-weight-asian="normal" style:font-weight-complex="bold"/>
    </style:style>
    <style:style style:name="ListLabel_20_14" style:display-name="ListLabel 14" style:family="text">
      <style:text-properties style:text-underline-style="none" fo:font-weight="normal" style:font-weight-asian="normal" style:font-weight-complex="bold"/>
    </style:style>
    <style:style style:name="ListLabel_20_15" style:display-name="ListLabel 15" style:family="text">
      <style:text-properties style:text-underline-style="none" fo:font-weight="normal" style:font-weight-asian="normal" style:font-weight-complex="bold"/>
    </style:style>
    <style:style style:name="ListLabel_20_16" style:display-name="ListLabel 16" style:family="text">
      <style:text-properties style:text-underline-style="solid" style:text-underline-width="auto" style:text-underline-color="font-color" fo:font-weight="bold" style:font-weight-asian="bold" style:font-weight-complex="bold"/>
    </style:style>
    <style:style style:name="ListLabel_20_17" style:display-name="ListLabel 17" style:family="text">
      <style:text-properties style:text-underline-style="solid" style:text-underline-width="auto" style:text-underline-color="font-color" fo:font-weight="bold" style:font-weight-asian="bold" style:font-weight-complex="bold"/>
    </style:style>
    <style:style style:name="ListLabel_20_18" style:display-name="ListLabel 18" style:family="text">
      <style:text-properties style:text-underline-style="none" fo:font-weight="normal" style:font-weight-asian="normal" style:font-weight-complex="bold"/>
    </style:style>
    <style:style style:name="ListLabel_20_19" style:display-name="ListLabel 19" style:family="text">
      <style:text-properties style:text-underline-style="none" fo:font-weight="normal" style:font-weight-asian="normal" style:font-weight-complex="bold"/>
    </style:style>
    <style:style style:name="ListLabel_20_20" style:display-name="ListLabel 20" style:family="text">
      <style:text-properties style:text-underline-style="none" fo:font-weight="normal" style:font-weight-asian="normal" style:font-weight-complex="bold"/>
    </style:style>
    <style:style style:name="ListLabel_20_21" style:display-name="ListLabel 21" style:family="text">
      <style:text-properties fo:font-weight="normal" style:font-weight-asian="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
      <text:list-level-style-number text:level="1" text:style-name="Numbering_20_Symbols" style:num-suffix="、" style:num-format="一, 二, 三, ...">
        <style:list-level-properties text:list-level-position-and-space-mode="label-alignment">
          <style:list-level-label-alignment text:label-followed-by="nothing" fo:text-indent="-0.85cm" fo:margin-left="0.85cm"/>
        </style:list-level-properties>
      </text:list-level-style-number>
      <text:list-level-style-number text:level="2" style:num-prefix="(" style:num-suffix=")" style:num-format="一, 二, 三, ..." text:display-levels="2">
        <style:list-level-properties text:list-level-position-and-space-mode="label-alignment">
          <style:list-level-label-alignment text:label-followed-by="nothing" fo:text-indent="-0.7cm" fo:margin-left="1.55cm"/>
        </style:list-level-properties>
      </text:list-level-style-number>
      <text:list-level-style-number text:level="3" style:num-suffix="." style:num-format="1" text:display-levels="2">
        <style:list-level-properties text:list-level-position-and-space-mode="label-alignment" fo:text-align="end">
          <style:list-level-label-alignment text:label-followed-by="nothing" fo:text-indent="-0.319cm" fo:margin-left="1.87cm"/>
        </style:list-level-properties>
      </text:list-level-style-number>
      <text:list-level-style-number text:level="4" style:num-prefix="(" style:num-suffix=")" style:num-format="1" text:display-levels="2">
        <style:list-level-properties text:list-level-position-and-space-mode="label-alignment">
          <style:list-level-label-alignment text:label-followed-by="nothing" fo:text-indent="-0.49cm" fo:margin-left="2.36cm"/>
        </style:list-level-properties>
      </text:list-level-style-number>
      <text:list-level-style-number text:level="5" style:num-suffix="." style:num-format="A" text:display-levels="2">
        <style:list-level-properties text:list-level-position-and-space-mode="label-alignment">
          <style:list-level-label-alignment text:label-followed-by="nothing" fo:text-indent="-0.409cm" fo:margin-left="2.771cm"/>
        </style:list-level-properties>
      </text:list-level-style-number>
      <text:list-level-style-number text:level="6" style:num-prefix="(" style:num-suffix=")" style:num-format="A" text:display-levels="2">
        <style:list-level-properties text:list-level-position-and-space-mode="label-alignment" fo:text-align="end">
          <style:list-level-label-alignment text:label-followed-by="nothing" fo:text-indent="-0.591cm" fo:margin-left="3.36cm"/>
        </style:list-level-properties>
      </text:list-level-style-number>
      <text:list-level-style-number text:level="7" style:num-suffix="." style:num-format="a" text:display-levels="2">
        <style:list-level-properties text:list-level-position-and-space-mode="label-alignment">
          <style:list-level-label-alignment text:label-followed-by="nothing" fo:margin-left="3.36cm"/>
        </style:list-level-properties>
      </text:list-level-style-number>
      <text:list-level-style-number text:level="8" style:num-prefix="(" style:num-suffix=")" style:num-format="a" text:display-levels="2">
        <style:list-level-properties text:list-level-position-and-space-mode="label-alignment">
          <style:list-level-label-alignment text:label-followed-by="nothing" fo:margin-left="3.36cm"/>
        </style:list-level-properties>
      </text:list-level-style-number>
      <text:list-level-style-number text:level="9" style:num-suffix="." style:num-format="a" text:display-levels="2">
        <style:list-level-properties text:list-level-position-and-space-mode="label-alignment" fo:text-align="end">
          <style:list-level-label-alignment text:label-followed-by="nothing" fo:margin-left="3.36cm"/>
        </style:list-level-properties>
      </text:list-level-style-number>
      <text:list-level-style-number text:level="10" style:num-suffix="." style:num-format="a">
        <style:list-level-properties text:list-level-position-and-space-mode="label-alignment">
          <style:list-level-label-alignment text:label-followed-by="nothing" fo:margin-left="3.36cm"/>
        </style:list-level-properties>
      </text:list-level-style-number>
    </text:list-style>
    <text:list-style style:name="WWNum2">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
      <text:list-level-style-number text:level="1" style:num-suffix="、" style:num-format="一, 二, 三, ..." text:start-value="2">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
      <text:list-level-style-number text:level="1" style:num-suffix="、" style:num-format="一, 二, 三, ..." text:start-value="3">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5">
      <text:list-level-style-number text:level="1" style:num-suffix="、" style:num-format="一, 二, 三, ..." text:start-value="4">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6">
      <text:list-level-style-number text:level="1" text:style-name="ListLabel_20_1" style:num-suffix="、" style:num-format="一, 二, 三, ..." text:start-value="5">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7">
      <text:list-level-style-number text:level="1" style:num-suffix="、" style:num-format="一, 二, 三, ..." text:start-value="6">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8">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9">
      <text:list-level-style-number text:level="1" text:style-name="ListLabel_20_2" style:num-prefix="(" style:num-suffix=")" style:num-format="一, 二, 三, ...">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3.387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4.233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5.08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927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6.773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7.62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0">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1">
      <text:list-level-style-number text:level="1" style:num-suffix="、" style:num-format="一, 二, 三, ..." text:start-value="6">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2">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3">
      <text:list-level-style-number text:level="1" style:num-suffix="、" style:num-format="一, 二, 三, ..." text:start-value="7">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4">
      <text:list-level-style-number text:level="1" text:style-name="ListLabel_20_3" style:num-suffix="、" style:num-format="一, 二, 三, ..." text:start-value="7">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5">
      <text:list-level-style-number text:level="1" text:style-name="ListLabel_20_4" style:num-suffix="、" style:num-format="一, 二, 三, ..." text:start-value="8">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6">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7">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8">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19">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0">
      <text:list-level-style-number text:level="1" style:num-suffix="、" style:num-format="一, 二, 三, ..." text:start-value="3">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1">
      <text:list-level-style-number text:level="1" text:style-name="ListLabel_20_5" style:num-suffix="、" style:num-format="一, 二, 三, ..." text:start-value="4">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2">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3">
      <text:list-level-style-number text:level="1" text:style-name="ListLabel_20_6" style:num-suffix="、" style:num-format="一, 二, 三, ..." text:start-value="7">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4">
      <text:list-level-style-number text:level="1" text:style-name="ListLabel_20_7" style:num-suffix="、" style:num-format="一, 二, 三, ..." text:start-value="9">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5">
      <text:list-level-style-number text:level="1" text:style-name="ListLabel_20_8" style:num-suffix="、" style:num-format="一, 二, 三, ..." text:start-value="7">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6">
      <text:list-level-style-number text:level="1" text:style-name="ListLabel_20_9" style:num-suffix="、" style:num-format="一, 二, 三, ..." text:start-value="8">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7">
      <text:list-level-style-number text:level="1" text:style-name="ListLabel_20_10" style:num-suffix="、" style:num-format="一, 二, 三, ..." text:start-value="9">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8">
      <text:list-level-style-number text:level="1" text:style-name="ListLabel_20_11" style:num-suffix="、" style:num-format="一, 二, 三, ..." text:start-value="8">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29">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0">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1">
      <text:list-level-style-number text:level="1" text:style-name="ListLabel_20_12" style:num-suffix="、" style:num-format="一, 二, 三, ..." text:start-value="6">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2">
      <text:list-level-style-number text:level="1" text:style-name="ListLabel_20_13" style:num-suffix="、" style:num-format="一, 二, 三, ..." text:start-value="7">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3">
      <text:list-level-style-number text:level="1" style:num-suffix="、" style:num-format="一, 二, 三, ..." text:start-value="5">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4">
      <text:list-level-style-number text:level="1" text:style-name="ListLabel_20_14" style:num-suffix="、" style:num-format="一, 二, 三, ..." text:start-value="7">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5">
      <text:list-level-style-number text:level="1" text:style-name="ListLabel_20_15" style:num-suffix="、" style:num-format="一, 二, 三, ..." text:start-value="8">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6">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7">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8">
      <text:list-level-style-number text:level="1" text:style-name="ListLabel_20_16" style:num-suffix="、" style:num-format="一, 二, 三, ..." text:start-value="5">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39">
      <text:list-level-style-number text:level="1" text:style-name="ListLabel_20_17" style:num-suffix="、" style:num-format="一, 二, 三, ..." text:start-value="6">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0">
      <text:list-level-style-number text:level="1" text:style-name="ListLabel_20_18" style:num-suffix="、" style:num-format="一, 二, 三, ..." text:start-value="5">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1">
      <text:list-level-style-number text:level="1" text:style-name="ListLabel_20_19" style:num-suffix="、" style:num-format="一, 二, 三, ..." text:start-value="6">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2">
      <text:list-level-style-number text:level="1" text:style-name="ListLabel_20_20" style:num-suffix="、" style:num-format="一, 二, 三, ..." text:start-value="7">
        <style:list-level-properties text:list-level-position-and-space-mode="label-alignment">
          <style:list-level-label-alignment text:label-followed-by="space"/>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3">
      <text:list-level-style-number text:level="1" text:style-name="ListLabel_20_21" style:num-suffix="、" style:num-format="一, 二, 三, ..." text:start-value="4">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list-style style:name="WWNum44">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1.27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游子萱</meta:initial-creator>
    <meta:editing-cycles>44</meta:editing-cycles>
    <meta:print-date>2024-06-06T03:13:00</meta:print-date>
    <meta:creation-date>2024-05-30T01:25:00</meta:creation-date>
    <dc:date>2024-06-28T15:37:37.739000000</dc:date>
    <meta:editing-duration>PT1H39M29S</meta:editing-duration>
    <meta:generator>MODA_ODF_Application_Tools/3.5.5.5.1$Windows_X86_64 LibreOffice_project/2400664dc58dcb0ebf6fa60ed771977be6c7395f</meta:generator>
    <meta:document-statistic meta:table-count="1" meta:image-count="0" meta:object-count="0" meta:page-count="3" meta:paragraph-count="38" meta:word-count="2463" meta:character-count="2484" meta:non-whitespace-character-count="2463"/>
    <meta:user-defined meta:name="AppVersion">16.0000</meta:user-defined>
    <meta:template xlink:type="simple" xlink:actuate="onRequest" xlink:title="Normal" xlink:href=""/>
  </office:meta>
</office:document-meta>
</file>